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4.168cm" style:use-optimal-column-width="false"/>
    </style:style>
    <style:style style:name="co2" style:family="table-column">
      <style:table-column-properties style:column-width="4.175cm" style:use-optimal-column-width="false"/>
    </style:style>
    <style:style style:name="ro1" style:family="table-row">
      <style:table-row-properties style:row-height="1.675cm" style:use-optimal-row-height="false"/>
    </style:style>
    <style:style style:name="ro2" style:family="table-row">
      <style:table-row-properties style:row-height="1.679cm" style:use-optimal-row-height="false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draw:style-name="gr1" draw:layer="layout" svg:width="20.846cm" svg:height="14.659cm" svg:x="3.881cm" svg:y="0.0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Alligator</text:p>
              </table:table-cell>
              <table:table-cell>
                <text:p>Application Layer</text:p>
              </table:table-cell>
              <table:table-cell table:number-rows-spanned="3">
                <text:p>L7</text:p>
              </table:table-cell>
              <table:table-cell table:number-rows-spanned="3">
                <text:p>HTTP</text:p>
              </table:table-cell>
              <table:table-cell table:number-rows-spanned="3">
                <text:p>HTTPS, FTP,</text:p>
                <text:p>SFTP, Telnet,</text:p>
                <text:p>SSH,DNS</text:p>
              </table:table-cell>
            </table:table-row>
            <table:table-row table:style-name="ro1" table:default-cell-style-name="bg-none">
              <table:table-cell>
                <text:p>Pet </text:p>
              </table:table-cell>
              <table:table-cell>
                <text:p>Presentation Layer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Steve’s </text:p>
              </table:table-cell>
              <table:table-cell>
                <text:p>Session Layer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Touch</text:p>
              </table:table-cell>
              <table:table-cell>
                <text:p>Transport Layer</text:p>
              </table:table-cell>
              <table:table-cell>
                <text:p>L4</text:p>
              </table:table-cell>
              <table:table-cell>
                <text:p>TCP</text:p>
              </table:table-cell>
              <table:table-cell>
                <text:p>UDP, SCTP</text:p>
              </table:table-cell>
            </table:table-row>
            <table:table-row table:style-name="ro1" table:default-cell-style-name="bg-none">
              <table:table-cell>
                <text:p>Not</text:p>
              </table:table-cell>
              <table:table-cell>
                <text:p>Network Layer</text:p>
              </table:table-cell>
              <table:table-cell>
                <text:p>L3</text:p>
              </table:table-cell>
              <table:table-cell>
                <text:p>IP</text:p>
              </table:table-cell>
              <table:table-cell>
                <text:p>IP6,ARP</text:p>
              </table:table-cell>
            </table:table-row>
            <table:table-row table:style-name="ro1" table:default-cell-style-name="bg-none">
              <table:table-cell>
                <text:p>Do</text:p>
              </table:table-cell>
              <table:table-cell>
                <text:p>DataLink Layer</text:p>
              </table:table-cell>
              <table:table-cell>
                <text:p>L2</text:p>
              </table:table-cell>
              <table:table-cell>
                <text:p>Ethernet</text:p>
              </table:table-cell>
              <table:table-cell>
                <text:p>Frame Relay</text:p>
              </table:table-cell>
            </table:table-row>
            <table:table-row table:style-name="ro2" table:default-cell-style-name="bg-none">
              <table:table-cell>
                <text:p>Please</text:p>
              </table:table-cell>
              <table:table-cell>
                <text:p>Physical Layer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맑은 고딕" fo:font-family="'맑은 고딕'" style:font-family-generic="roman" style:font-pitch="variable" fo:font-size="18pt" style:letter-kerning="true" style:font-name-asian="맑은 고딕1" style:font-family-asian="'맑은 고딕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2T11:06:18.268000000</meta:creation-date>
    <dc:date>2024-03-12T17:12:42.633000000</dc:date>
    <meta:editing-duration>PT5H31M34S</meta:editing-duration>
    <meta:editing-cycles>3</meta:editing-cycles>
    <meta:generator>LibreOffice/24.2.1.2$Windows_X86_64 LibreOffice_project/db4def46b0453cc22e2d0305797cf981b68ef5ac</meta:generator>
    <meta:document-statistic meta:object-count="24"/>
  </office:meta>
</office:document-meta>
</file>